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 und Konfiguration des Volumensensors</text:p>
      <text:p text:style-name="P1"/>
      <text:p text:style-name="P2"/>
      <text:list xml:id="list4613434961722329979" text:style-name="L1">
        <text:list-item>
          <text:p text:style-name="P4">Entscheidung für ein geeignetes Förderband, an dem der Volumensensor installiert wird. Die Flaschen müssen an dieser Stelle vollständig und fehlerfrei (nach der Sortierung von Mangelware) befüllt und etikettiert sein, um eine zuverlässige Stückzahlerfassung zu garantieren. Die Entscheidung fiel auf das Förderband „Conveyor #9“ welches direkt nach der Etikettiermaschine montiert ist.</text:p>
        </text:list-item>
        <text:list-item>
          <text:p text:style-name="P4">Im Modellierungsmodus, muss das Förderband mit dem Cursor markiert sein, um ihm über den Reiter „Verhalten“ einen „Volumensensor“ hinzuzufügen.</text:p>
        </text:list-item>
      </text:list>
      <text:p text:style-name="P3"/>
      <text:p text:style-name="P3"/>
      <text:p text:style-name="P3"/>
      <text:p text:style-name="P3">Quelle: <text:a xlink:type="simple" xlink:href="https://academy.visualcomponents.com/lessons/model-a-volume-sensor/" text:style-name="Internet_20_link" text:visited-style-name="Visited_20_Internet_20_Link">https://academy.visualcomponents.com/lessons/model-a-volume-sens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ölle</meta:initial-creator>
    <meta:creation-date>2019-10-10T18:40:58.74</meta:creation-date>
    <dc:date>2019-10-10T18:55:05.81</dc:date>
    <dc:creator>Michael Mölle</dc:creator>
    <meta:editing-duration>PT14M6S</meta:editing-duration>
    <meta:editing-cycles>3</meta:editing-cycles>
    <meta:generator>OpenOffice/4.1.5$Win32 OpenOffice.org_project/415m1$Build-9789</meta:generator>
    <meta:document-statistic meta:table-count="0" meta:image-count="0" meta:object-count="0" meta:page-count="1" meta:paragraph-count="4" meta:word-count="78" meta:character-count="656"/>
  </office:meta>
</office:document-meta>
</file>